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haris SIL" svg:font-family="Charis SIL"/>
  </office:font-face-decls>
  <office:automatic-styles>
    <style:style style:name="T1" style:family="text">
      <style:text-properties style:text-underline-type="single" style:font-name="Charis SIL" fo:font-size="10pt" fo:language="en" fo:country="AU" fo:font-weight="bold"/>
    </style:style>
    <style:style style:name="T2" style:family="text">
      <style:text-properties style:font-name="Charis SIL" fo:font-size="10pt" fo:language="en" fo:country="AU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P3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Charis SIL" fo:font-size="10pt" fo:language="en" fo:country="AU" fo:font-weight="normal"/>
    </style:style>
    <style:style style:name="P1" style:family="paragraph" style:parent-style-name="Normal">
      <style:text-properties fo:color="#000000" style:font-name="Charis SIL" fo:font-size="12pt" fo:font-weight="normal"/>
    </style:style>
    <style:style style:name="Sect1" style:family="section"/>
    <style:style style:name="Table1" style:family="table">
      <style:table-properties style:width="17.001000cm" table:align="left"/>
    </style:style>
    <style:style style:name="Table1.col1" style:family="table-column">
      <style:table-column-properties style:column-width="5.667cm"/>
    </style:style>
    <style:style style:name="Table1.col2" style:family="table-column">
      <style:table-column-properties style:column-width="5.667cm"/>
    </style:style>
    <style:style style:name="Table1.col3" style:family="table-column">
      <style:table-column-properties style:column-width="5.667cm"/>
    </style:style>
    <style:style style:name="Table1.row1" style:family="table-row">
      <style:table-row-properties style:min-row-height="0.725cm"/>
    </style:style>
    <style:style style:name="Table1.row2" style:family="table-row">
      <style:table-row-properties style:min-row-height="0.706cm"/>
    </style:style>
    <style:style style:name="Table1_col1_row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1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2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3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4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5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6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7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8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9" style:family="table-cell">
      <style:table-cell-properties fo:border-left="0.002cm solid #000000" fo:border-right="0.002cm solid #000000" fo:border-top="0.72pt solid #000000" fo:border-bottom="0.002cm solid #000000"/>
    </style:style>
    <style:page-layout style:name="PLayout2">
      <style:page-layout-properties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/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row>
            <table:table-cell table:style-name="Table1_col1_row1">
              <text:p text:style-name="P2"><text:span text:style-name="T1">Ɔkwaɩ</text:span></text:p>
            </table:table-cell>
            <table:table-cell table:style-name="Table1_col2_row1">
              <text:p/>
            </table:table-cell>
            <table:table-cell table:style-name="Table1_col3_row1">
              <text:p/>
            </table:table-cell>
          </table:table-row>
          <table:table-row>
            <table:table-cell table:style-name="Table1_col1_row2">
              <text:p text:style-name="P2"><text:span text:style-name="T2">Nkunyaɔkwaɩ</text:span></text:p>
            </table:table-cell>
            <table:table-cell table:style-name="Table1_col2_row2">
              <text:p/>
            </table:table-cell>
            <table:table-cell table:style-name="Table1_col3_row2">
              <text:p/>
            </table:table-cell>
          </table:table-row>
          <table:table-row>
            <table:table-cell table:style-name="Table1_col1_row3">
              <text:p text:style-name="P2"><text:span text:style-name="T2">Alataɔkwaɩ</text:span></text:p>
            </table:table-cell>
            <table:table-cell table:style-name="Table1_col2_row3">
              <text:p/>
            </table:table-cell>
            <table:table-cell table:style-name="Table1_col3_row3">
              <text:p/>
            </table:table-cell>
          </table:table-row>
          <table:table-row>
            <table:table-cell table:style-name="Table1_col1_row4">
              <text:p text:style-name="P2"><text:span text:style-name="T2">Abiɔkwaɩ</text:span></text:p>
            </table:table-cell>
            <table:table-cell table:style-name="Table1_col2_row4">
              <text:p/>
            </table:table-cell>
            <table:table-cell table:style-name="Table1_col3_row4">
              <text:p/>
            </table:table-cell>
          </table:table-row>
          <table:table-row>
            <table:table-cell table:style-name="Table1_col1_row5">
              <text:p text:style-name="P2"><text:span text:style-name="T2">Abrɔfɔ-ɔkwaɩ</text:span></text:p>
            </table:table-cell>
            <table:table-cell table:style-name="Table1_col2_row5">
              <text:p/>
            </table:table-cell>
            <table:table-cell table:style-name="Table1_col3_row5">
              <text:p/>
            </table:table-cell>
          </table:table-row>
          <table:table-row>
            <table:table-cell table:style-name="Table1_col1_row6">
              <text:p text:style-name="P2"><text:span text:style-name="T2">Ntsuɔkwaɩ</text:span></text:p>
            </table:table-cell>
            <table:table-cell table:style-name="Table1_col2_row6">
              <text:p/>
            </table:table-cell>
            <table:table-cell table:style-name="Table1_col3_row6">
              <text:p/>
            </table:table-cell>
          </table:table-row>
          <table:table-row>
            <table:table-cell table:style-name="Table1_col1_row7">
              <text:p text:style-name="P2"><text:span text:style-name="T2">Ɔkwaɩ-pukupuku</text:span></text:p>
            </table:table-cell>
            <table:table-cell table:style-name="Table1_col2_row7">
              <text:p/>
            </table:table-cell>
            <table:table-cell table:style-name="Table1_col3_row7">
              <text:p/>
            </table:table-cell>
          </table:table-row>
          <table:table-row>
            <table:table-cell table:style-name="Table1_col1_row8">
              <text:p/>
            </table:table-cell>
            <table:table-cell table:style-name="Table1_col2_row8">
              <text:p/>
            </table:table-cell>
            <table:table-cell table:style-name="Table1_col3_row8">
              <text:p/>
            </table:table-cell>
          </table:table-row>
          <table:table-row>
            <table:table-cell table:style-name="Table1_col1_row9">
              <text:p/>
            </table:table-cell>
            <table:table-cell table:style-name="Table1_col2_row9">
              <text:p/>
            </table:table-cell>
            <table:table-cell table:style-name="Table1_col3_row9">
              <text:p text:style-name="P3"/>
            </table:table-cell>
          </table:table-row>
        </table:table>
        <text:p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  <style:font-face style:name="Charis SIL" svg:font-family="Charis SIL"/>
  </office:font-face-decls>
  <office:styles>
    <style:style style:name="Reference" style:family="text">
      <style:text-properties fo:font-size="10pt"/>
    </style:style>
    <style:style style:name="Caption" style:family="paragraph" style:parent-style-name="Normal">
      <style:paragraph-properties fo:margin-top="0.0833in" fo:margin-bottom="0.0833in"/>
      <style:text-properties fo:font-size="12pt" fo:font-style="italic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" style:family="paragraph" style:parent-style-name="Normal" style:next-style-name="Text body">
      <style:paragraph-properties fo:margin-top="0.1660in" fo:margin-bottom="0.0833in"/>
      <style:text-properties style:font-name="Arial" fo:font-size="14pt"/>
    </style:style>
    <style:style style:name="Text body" style:family="paragraph" style:parent-style-name="Normal">
      <style:paragraph-properties fo:margin-bottom="0.0833in"/>
    </style:style>
  </office:styles>
  <office:automatic-styles>
    <style:page-layout style:name="Standard">
      <style:page-layout-properties fo:page-width="8.267717in" fo:page-height="11.692913in" style:print-orientation="portrait"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</meta:generator>
  </office:meta>
</office:document-meta>
</file>